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ff" loext:opacity="100%"/>
    </style:style>
    <style:style style:name="P2" style:family="paragraph" style:parent-style-name="Title">
      <style:text-properties fo:color="#0000ff" loext:opacity="100%"/>
    </style:style>
    <style:style style:name="P3" style:family="paragraph" style:parent-style-name="Text_20_body">
      <style:text-properties fo:color="#000000" loext:opacity="100%" officeooo:rsid="0017dce1" officeooo:paragraph-rsid="0017dce1"/>
    </style:style>
    <style:style style:name="P4" style:family="paragraph" style:parent-style-name="Text_20_body">
      <style:text-properties fo:color="#000000" loext:opacity="100%" fo:font-size="15pt" fo:font-weight="bold" officeooo:rsid="0017dce1" officeooo:paragraph-rsid="0017dce1" style:font-size-asian="15pt" style:font-weight-asian="bold" style:font-size-complex="15pt" style:font-weight-complex="bold"/>
    </style:style>
    <style:style style:name="P5" style:family="paragraph" style:parent-style-name="Text_20_body">
      <style:text-properties fo:color="#000000" loext:opacity="100%" fo:font-weight="normal" officeooo:rsid="00192fed" officeooo:paragraph-rsid="00192fed" style:font-weight-asian="normal" style:font-weight-complex="normal"/>
    </style:style>
    <style:style style:name="P6" style:family="paragraph" style:parent-style-name="Text_20_body">
      <style:text-properties fo:color="#ff0000" loext:opacity="100%" fo:font-size="15pt" fo:font-weight="bold" officeooo:rsid="0017dce1" officeooo:paragraph-rsid="001a670c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1c8cbe"/>
    </style:style>
    <style:style style:name="T1" style:family="text">
      <style:text-properties officeooo:rsid="0017dc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2fed" style:font-weight-asian="normal" style:font-weight-complex="normal"/>
    </style:style>
    <style:style style:name="T4" style:family="text">
      <style:text-properties fo:color="#00ff7f" loext:opacity="100%"/>
    </style:style>
    <style:style style:name="T5" style:family="text">
      <style:text-properties fo:color="#228b22" loext:opacity="100%"/>
    </style:style>
    <style:style style:name="T6" style:family="text">
      <style:text-properties fo:color="#228b22" loext:opacity="100%" officeooo:rsid="00192fe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192fed" style:font-weight-asian="normal" style:font-weight-complex="normal"/>
    </style:style>
    <style:style style:name="T9" style:family="text">
      <style:text-properties fo:color="#000000" loext:opacity="100%" fo:font-weight="normal" officeooo:rsid="001a670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!l<text:span text:style-name="T1">d</text:span>t var=titulo1]</text:p>
      <text:p text:style-name="P1"/>
      <text:p text:style-name="P3">[!ldt for=element in list1]</text:p>
      <text:p text:style-name="P4"><text:span text:style-name="T5">[!ldt var=</text:span><text:span text:style-name="T6">element.</text:span><text:span text:style-name="T5">key]</text:span><text:span text:style-name="T4"> </text:span>: <text:span text:style-name="T2">[!ldt var=</text:span><text:span text:style-name="T3">element.</text:span><text:span text:style-name="T2">value]</text:span></text:p>
      <text:p text:style-name="Standard">[!ldt for=subelement in element.list2]</text:p>
      <text:p text:style-name="P6"><text:span text:style-name="T2">[!ldt var=</text:span><text:span text:style-name="T3">sub</text:span><text:span text:style-name="T2">element</text:span><text:span text:style-name="T3">.text</text:span><text:span text:style-name="T2">] - </text:span><text:span text:style-name="T7">[!ldt var=</text:span><text:span text:style-name="T8">element.</text:span><text:span text:style-name="T9">name</text:span><text:span text:style-name="T7">]</text:span></text:p>
      <text:p text:style-name="P7">[!ldt end=element.list2]</text:p>
      <text:p text:style-name="P5"/>
      <text:p text:style-name="Standard">[!ldt end=list1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2T21:59:17.796000000</dc:date>
    <meta:editing-duration>PT9M21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24" meta:character-count="224" meta:non-whitespace-character-count="207"/>
  </office:meta>
</office:document-meta>
</file>